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Genotype</text:p>
      <text:p text:style-name="P1"/>
      <text:p text:style-name="P2"/>
      <text:p text:style-name="P2">The notion of gender is continuously evolving, and what started as a clear product of our biological sex is now considered to be constructed by society and defined by discourse. </text:p>
      <text:p text:style-name="P2">This realization was followed by great confusion and resentment within society, as people contest over the ambiguous definitions of gender and their relation to biology.</text:p>
      <text:p text:style-name="P2">We propose to completely get rid of our gender associations and revert back to our absolute and non-deniable biological nature. We can do that by changing discourse, our language.</text:p>
      <text:p text:style-name="P2">Genotype is a digital font that instantly replaces any words that are associated with gender with clear biological definitions, these are our genetic definitions of sex – The X and Y chromosomes.</text:p>
      <text:p text:style-name="P2">With Genotype, anyone can apply the font on his computer and experience the genderless web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3:51:39</meta:creation-date>
    <meta:document-statistic meta:table-count="0" meta:image-count="0" meta:object-count="0" meta:page-count="1" meta:paragraph-count="6" meta:word-count="132" meta:character-count="821"/>
    <dc:date>2015-09-07T14:09:51</dc:date>
    <meta:editing-duration>PT3M2S</meta:editing-duration>
    <meta:editing-cycles>1</meta:editing-cycles>
    <meta:generator>OpenOffice.org/3.4.1$Unix OpenOffice.org_project/341m1$Build-9593</meta:generator>
  </office:meta>
</office:document-meta>
</file>